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list-style-name="L6">
      <style:paragraph-properties fo:text-align="start" style:justify-single-word="false"/>
      <style:text-properties officeooo:paragraph-rsid="001ae30a"/>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size-complex="20pt"/>
    </style:style>
    <style:style style:name="P3" style:family="paragraph" style:parent-style-name="Standard" style:list-style-name="L1">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4" style:family="paragraph" style:parent-style-name="Standard" style:list-style-name="L1">
      <style:paragraph-properties fo:text-align="start" style:justify-single-word="false"/>
      <style:text-properties fo:font-size="16pt" style:text-underline-style="none" fo:font-weight="normal" officeooo:paragraph-rsid="0005e628" style:font-size-asian="14pt" style:font-weight-asian="normal" style:font-size-complex="16pt" style:font-weight-complex="normal"/>
    </style:style>
    <style:style style:name="P5" style:family="paragraph" style:parent-style-name="Text_20_body" style:list-style-name="L2">
      <style:paragraph-properties fo:text-align="start" style:justify-single-word="false"/>
      <style:text-properties fo:font-size="16pt" officeooo:paragraph-rsid="00068fb6" style:font-size-asian="16pt" style:font-size-complex="16pt"/>
    </style:style>
    <style:style style:name="P6" style:family="paragraph" style:parent-style-name="Text_20_body" style:list-style-name="L2">
      <style:paragraph-properties fo:text-align="start" style:justify-single-word="false"/>
      <style:text-properties fo:font-size="16pt" officeooo:rsid="000d23d8" officeooo:paragraph-rsid="000d23d8" style:font-size-asian="16pt" style:font-size-complex="16pt"/>
    </style:style>
    <style:style style:name="P7" style:family="paragraph" style:parent-style-name="Text_20_body">
      <style:paragraph-properties fo:text-align="start" style:justify-single-word="false"/>
    </style:style>
    <style:style style:name="P8" style:family="paragraph" style:parent-style-name="Text_20_body" style:list-style-name="L2">
      <style:paragraph-properties fo:text-align="start" style:justify-single-word="false"/>
      <style:text-properties officeooo:paragraph-rsid="00068fb6"/>
    </style:style>
    <style:style style:name="P9" style:family="paragraph" style:parent-style-name="Text_20_body" style:list-style-name="L5">
      <style:paragraph-properties fo:text-align="start" style:justify-single-word="false"/>
      <style:text-properties officeooo:paragraph-rsid="000f0bd2"/>
    </style:style>
    <style:style style:name="P10" style:family="paragraph" style:parent-style-name="Text_20_body" style:list-style-name="L6">
      <style:paragraph-properties fo:text-align="start" style:justify-single-word="false"/>
      <style:text-properties officeooo:paragraph-rsid="000f0bd2"/>
    </style:style>
    <style:style style:name="P11" style:family="paragraph" style:parent-style-name="Text_20_body" style:list-style-name="L6">
      <style:paragraph-properties fo:text-align="start" style:justify-single-word="false"/>
      <style:text-properties officeooo:paragraph-rsid="0014d81a"/>
    </style:style>
    <style:style style:name="P12" style:family="paragraph" style:parent-style-name="Text_20_body" style:list-style-name="L6">
      <style:paragraph-properties fo:text-align="start" style:justify-single-word="false"/>
      <style:text-properties officeooo:paragraph-rsid="001ae30a"/>
    </style:style>
    <style:style style:name="P13" style:family="paragraph" style:parent-style-name="Text_20_body">
      <style:paragraph-properties fo:text-align="start" style:justify-single-word="false"/>
      <style:text-properties officeooo:paragraph-rsid="0014d81a"/>
    </style:style>
    <style:style style:name="P14" style:family="paragraph" style:parent-style-name="Text_20_body">
      <style:paragraph-properties fo:text-align="start" style:justify-single-word="false"/>
      <style:text-properties officeooo:paragraph-rsid="001ae30a"/>
    </style:style>
    <style:style style:name="P15" style:family="paragraph" style:parent-style-name="Text_20_body" style:list-style-name="L2">
      <style:paragraph-properties fo:text-align="start" style:justify-single-word="false"/>
      <style:text-properties fo:font-style="normal" officeooo:rsid="00068fb6" officeooo:paragraph-rsid="00068fb6" style:font-style-asian="normal" style:font-style-complex="normal"/>
    </style:style>
    <style:style style:name="P16" style:family="paragraph" style:parent-style-name="Text_20_body" style:list-style-name="L5">
      <style:paragraph-properties fo:text-align="start" style:justify-single-word="false"/>
      <style:text-properties fo:font-size="14pt" officeooo:paragraph-rsid="000d23d8" style:font-size-asian="14pt" style:font-size-complex="14pt"/>
    </style:style>
    <style:style style:name="P17" style:family="paragraph" style:parent-style-name="Text_20_body" style:list-style-name="L5">
      <style:paragraph-properties fo:text-align="start" style:justify-single-word="false"/>
      <style:text-properties fo:font-style="italic" style:text-underline-style="solid" style:text-underline-width="auto" style:text-underline-color="font-color" officeooo:rsid="000f0bd2" officeooo:paragraph-rsid="000f0bd2" style:font-style-asian="italic" style:font-style-complex="italic"/>
    </style:style>
    <style:style style:name="P18" style:family="paragraph" style:parent-style-name="Text_20_body" style:list-style-name="L7"/>
    <style:style style:name="P19" style:family="paragraph" style:parent-style-name="Text_20_body" style:list-style-name="L6">
      <style:paragraph-properties fo:text-align="start" style:justify-single-word="false"/>
      <style:text-properties officeooo:rsid="0014d81a" officeooo:paragraph-rsid="0014d81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b9dd4" style:font-weight-asian="bold" style:font-weight-complex="bold"/>
    </style:style>
    <style:style style:name="T4" style:family="text">
      <style:text-properties fo:font-style="italic" officeooo:rsid="0005e628"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0d23d8" style:font-style-asian="italic" style:font-style-complex="italic"/>
    </style:style>
    <style:style style:name="T7" style:family="text">
      <style:text-properties fo:font-size="16pt" fo:font-style="italic" style:text-underline-style="none" fo:font-weight="normal" officeooo:rsid="0005e628" style:font-size-asian="14pt" style:font-style-asian="italic" style:font-weight-asian="normal" style:font-size-complex="16pt" style:font-style-complex="italic" style:font-weight-complex="normal"/>
    </style:style>
    <style:style style:name="T8" style:family="text">
      <style:text-properties fo:font-size="16pt" fo:font-style="italic" style:text-underline-style="none" fo:font-weight="bold" officeooo:rsid="0005e628" style:font-size-asian="14pt" style:font-style-asian="italic" style:font-weight-asian="normal" style:font-size-complex="16pt" style:font-style-complex="italic" style:font-weight-complex="normal"/>
    </style:style>
    <style:style style:name="T9" style:family="text">
      <style:text-properties fo:font-size="16pt" style:text-underline-style="none" fo:font-weight="normal" style:font-size-asian="14pt" style:font-weight-asian="normal" style:font-size-complex="16pt" style:font-weight-complex="normal"/>
    </style:style>
    <style:style style:name="T10" style:family="text">
      <style:text-properties fo:font-size="16pt" style:text-underline-style="none" fo:font-weight="normal" officeooo:rsid="0005e628" style:font-size-asian="14pt" style:font-weight-asian="normal" style:font-size-complex="16pt" style:font-weight-complex="normal"/>
    </style:style>
    <style:style style:name="T11" style:family="text">
      <style:text-properties fo:font-size="16pt" style:text-underline-style="none" fo:font-weight="normal" officeooo:rsid="00076fda" style:font-size-asian="14pt" style:font-weight-asian="normal" style:font-size-complex="16pt" style:font-weight-complex="normal"/>
    </style:style>
    <style:style style:name="T12" style:family="text">
      <style:text-properties fo:font-size="16pt" style:text-underline-style="none" fo:font-weight="bold" style:font-size-asian="14pt" style:font-weight-asian="normal" style:font-size-complex="16pt" style:font-weight-complex="normal"/>
    </style:style>
    <style:style style:name="T13" style:family="text">
      <style:text-properties fo:font-size="16pt" style:text-underline-style="none" fo:font-weight="bold" officeooo:rsid="00076fda" style:font-size-asian="14pt" style:font-weight-asian="normal" style:font-size-complex="16pt" style:font-weight-complex="normal"/>
    </style:style>
    <style:style style:name="T14" style:family="text">
      <style:text-properties fo:font-size="16pt" fo:font-style="normal" style:text-underline-style="none" fo:font-weight="normal" officeooo:rsid="00076fda" style:font-size-asian="14pt" style:font-style-asian="normal" style:font-weight-asian="normal" style:font-size-complex="16pt" style:font-style-complex="normal" style:font-weight-complex="normal"/>
    </style:style>
    <style:style style:name="T15" style:family="text">
      <style:text-properties fo:font-size="16pt" fo:font-style="normal" style:text-underline-style="none" fo:font-weight="normal" officeooo:rsid="000affb5"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fo:font-weight="bold" officeooo:rsid="00076fda" style:font-size-asian="14pt" style:font-style-asian="normal" style:font-weight-asian="normal" style:font-size-complex="16pt" style:font-style-complex="normal" style:font-weight-complex="normal"/>
    </style:style>
    <style:style style:name="T17" style:family="text">
      <style:text-properties fo:font-size="16pt" fo:font-style="normal" style:text-underline-style="none" fo:font-weight="bold" officeooo:rsid="000af40d" style:font-size-asian="14pt" style:font-style-asian="normal" style:font-weight-asian="bold" style:font-size-complex="16pt" style:font-style-complex="normal" style:font-weight-complex="bold"/>
    </style:style>
    <style:style style:name="T18" style:family="text">
      <style:text-properties fo:font-size="16pt" fo:font-style="normal" style:text-underline-style="none" fo:font-weight="bold" officeooo:rsid="000affb5" style:font-size-asian="14pt" style:font-style-asian="normal" style:font-weight-asian="bold" style:font-size-complex="16pt" style:font-style-complex="normal" style:font-weight-complex="bold"/>
    </style:style>
    <style:style style:name="T19" style:family="text">
      <style:text-properties fo:font-size="16pt" fo:font-style="normal" style:text-underline-style="none" fo:font-weight="bold" officeooo:rsid="00076fda" style:font-size-asian="14pt" style:font-style-asian="normal" style:font-weight-asian="bold" style:font-size-complex="16pt" style:font-style-complex="normal" style:font-weight-complex="bold"/>
    </style:style>
    <style:style style:name="T20" style:family="text">
      <style:text-properties officeooo:rsid="000d23d8"/>
    </style:style>
    <style:style style:name="T21" style:family="text">
      <style:text-properties fo:font-size="14pt" style:font-size-asian="14pt" style:font-size-complex="14pt"/>
    </style:style>
    <style:style style:name="T22" style:family="text">
      <style:text-properties fo:font-size="14pt" officeooo:rsid="000f0bd2" style:font-size-asian="14pt" style:font-size-complex="14pt"/>
    </style:style>
    <style:style style:name="T23" style:family="text">
      <style:text-properties fo:font-size="14pt" fo:font-style="italic" style:text-underline-style="solid" style:text-underline-width="auto" style:text-underline-color="font-color" officeooo:rsid="000f0bd2" style:font-size-asian="14pt" style:font-style-asian="italic" style:font-size-complex="14pt" style:font-style-complex="italic"/>
    </style:style>
    <style:style style:name="T24" style:family="text">
      <style:text-properties fo:font-size="14pt" fo:font-weight="bold" style:font-size-asian="14pt" style:font-size-complex="14pt"/>
    </style:style>
    <style:style style:name="T25" style:family="text">
      <style:text-properties fo:font-size="14pt" fo:font-weight="bold" officeooo:rsid="0014d81a" style:font-size-asian="14pt" style:font-size-complex="14pt"/>
    </style:style>
    <style:style style:name="T26" style:family="text">
      <style:text-properties fo:font-size="14pt" fo:font-weight="bold" officeooo:rsid="0014d81a" style:font-size-asian="14pt" style:font-weight-asian="normal" style:font-size-complex="14pt" style:font-weight-complex="normal"/>
    </style:style>
    <style:style style:name="T27" style:family="text">
      <style:text-properties fo:font-size="14pt" fo:font-weight="bold" officeooo:rsid="001807e6" style:font-size-asian="14pt" style:font-weight-asian="normal" style:font-size-complex="14pt" style:font-weight-complex="normal"/>
    </style:style>
    <style:style style:name="T28" style:family="text">
      <style:text-properties fo:font-size="14pt" fo:font-weight="bold" officeooo:rsid="0019df3a" style:font-size-asian="14pt" style:font-weight-asian="normal" style:font-size-complex="14pt" style:font-weight-complex="normal"/>
    </style:style>
    <style:style style:name="T29" style:family="text">
      <style:text-properties fo:font-size="14pt" fo:font-style="normal" style:text-underline-style="none" fo:font-weight="bold" officeooo:rsid="000f0bd2" style:font-size-asian="14pt" style:font-style-asian="normal" style:font-weight-asian="bold" style:font-size-complex="14pt" style:font-style-complex="normal" style:font-weight-complex="bold"/>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4pt" fo:font-weight="normal" officeooo:rsid="0014d81a" style:font-size-asian="14pt" style:font-weight-asian="normal" style:font-size-complex="14pt" style:font-weight-complex="normal"/>
    </style:style>
    <style:style style:name="T32" style:family="text">
      <style:text-properties fo:font-size="12pt" style:font-size-asian="12pt" style:font-size-complex="12pt"/>
    </style:style>
    <style:style style:name="T33" style:family="text">
      <style:text-properties fo:font-size="6pt" style:font-size-asian="6pt" style:font-size-complex="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9846in" fo:text-indent="-0.25in" fo:margin-left="3.9846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hical Hacking</text:p>
      <text:p text:style-name="P2"/>
      <text:list xml:id="list2528941832" text:style-name="L1">
        <text:list-item>
          <text:p text:style-name="P3">Hacking is the act of finding the possible entry points that exist in a computer system or a computer network and finally entering into them;</text:p>
        </text:list-item>
        <text:list-item>
          <text:p text:style-name="P4">Hacking is usually legal as long as it is being done to find weaknesses in a computer or network system for testing purpose<text:span text:style-name="T4">(Ethical hacking);</text:span></text:p>
        </text:list-item>
        <text:list-item>
          <text:p text:style-name="P4"><text:span text:style-name="T4">Types of Hacking:</text:span></text:p>
          <text:list>
            <text:list-item>
              <text:list>
                <text:list-header>
                  <text:p text:style-name="P4"><text:span text:style-name="T4"/></text:p>
                </text:list-header>
              </text:list>
            </text:list-item>
          </text:list>
        </text:list-item>
      </text:list>
      <text:p text:style-name="P7"><text:span text:style-name="T7"><text:tab/><text:tab/></text:span><text:span text:style-name="T8">Website Hacking</text:span><text:span text:style-name="T7"> − Hacking a website means taking unauthorized control over a web server and its associated software such as databases and other interfaces.</text:span></text:p>
      <text:p text:style-name="P7"><text:span text:style-name="T7"><text:tab/><text:tab/></text:span><text:span text:style-name="T8">Network Hacking</text:span><text:span text:style-name="T7"> − Hacking a network means gathering information about a network by using tools like Telnet, NS lookup, Ping, Tracert, Netstat, etc. with the intent to harm the network system and hamper its operation.</text:span></text:p>
      <text:p text:style-name="P7"><text:span text:style-name="T7"><text:tab/><text:tab/></text:span><text:span text:style-name="T8">Email Hacking</text:span><text:span text:style-name="T7"> − It includes getting unauthorized access on an Email account and using it without taking the consent of its owner.</text:span></text:p>
      <text:p text:style-name="P7"><text:span text:style-name="T7"><text:tab/><text:tab/></text:span><text:span text:style-name="T8">Ethical Hacking</text:span><text:span text:style-name="T7"> − Ethical hacking involves finding weaknesses in a computer or network system for testing purpose and finally getting them fixed.</text:span></text:p>
      <text:p text:style-name="P7"><text:span text:style-name="T7"><text:tab/><text:tab/></text:span><text:span text:style-name="T8">Password Hacking</text:span><text:span text:style-name="T7"> − This is the process of recovering secret passwords from data that has been stored in or transmitted by a computer system.</text:span></text:p>
      <text:p text:style-name="P7"><text:span text:style-name="T7"><text:tab/><text:tab/></text:span><text:span text:style-name="T8">Computer Hacking</text:span><text:span text:style-name="T7"> − This is the process of stealing computer ID and password by applying hacking methods and getting unauthorized access to a computer system.</text:span></text:p>
      <text:list xml:id="list3013635732" text:style-name="L2">
        <text:list-item>
          <text:p text:style-name="P15"><text:span text:style-name="T10">T</text:span><text:span text:style-name="T9">erms used in hacking:</text:span></text:p>
          <text:list>
            <text:list-item>
              <text:list>
                <text:list-item>
                  <text:p text:style-name="P15"><text:span text:style-name="T12">Adware</text:span><text:span text:style-name="T9"> − Adware is software designed to force pre-chosen ads to display on your system.</text:span></text:p>
                </text:list-item>
                <text:list-item>
                  <text:p text:style-name="P15"><text:soft-page-break/><text:span text:style-name="T12">Back door</text:span><text:span text:style-name="T9"> − A back door, or trap door, is a hidden entry to a computing device or software that bypasses security measures, such as logins and password protections.</text:span></text:p>
                </text:list-item>
                <text:list-item>
                  <text:p text:style-name="P15"><text:span text:style-name="T12">Bot</text:span><text:span text:style-name="T9"> − A bot is a program that automates an action so that it can be done repeatedly at a much higher rate for a more sustained period than a human operator could do </text:span><text:span text:style-name="T11">it .</text:span></text:p>
                </text:list-item>
                <text:list-item>
                  <text:p text:style-name="P15"><text:span text:style-name="T13">Botnet</text:span><text:span text:style-name="T11"> − A botnet, also known as zombie army, is a group of computers controlled without their owners knowledge. Botnets are used to send spam or make denial of service attacks.</text:span></text:p>
                </text:list-item>
                <text:list-item>
                  <text:p text:style-name="P15"><text:span text:style-name="T13">Brute force attack</text:span><text:span text:style-name="T11"> − A brute force attack is an automated and the simplest kind of method to gain access to a system or website. It tries different combination.</text:span></text:p>
                </text:list-item>
                <text:list-item>
                  <text:p text:style-name="P15"><text:span text:style-name="T13">Clone phishing</text:span><text:span text:style-name="T11"> − Clone phishing is the modification of an existing, legitimate email with a false link to trick the recipient into providing personal information.</text:span></text:p>
                </text:list-item>
                <text:list-item>
                  <text:p text:style-name="P15"><text:span text:style-name="T13">Cracker</text:span><text:span text:style-name="T11"> − A cracker is one who modifies the software to access the features which are considered undesirable by the person cracking the software, especially copy protection features;</text:span></text:p>
                </text:list-item>
                <text:list-item>
                  <text:p text:style-name="P15"><text:span text:style-name="T13">Denial of service attack (DoS)</text:span><text:span text:style-name="T11"> − A denial of service (DoS) attack is a malicious attempt to make a server or a network resource unavailable to users, usually by temporarily interrupting or suspending the services of a host connected to the Internet;</text:span></text:p>
                </text:list-item>
                <text:list-item>
                  <text:p text:style-name="P8"><text:span text:style-name="T16">Exploit Kit</text:span><text:span text:style-name="T14"> − An exploit kit is software system designed to run on web servers, with the purpose of identifying software vulnerabilities in client machines communicating with it and exploiting discovered vulnerabilities to upload and execute malicious code on the client.</text:span></text:p>
                </text:list-item>
                <text:list-item>
                  <text:p text:style-name="P8"><text:span text:style-name="T16">Firewall</text:span><text:span text:style-name="T14"> − A firewall is a filter designed to keep unwanted intruders outside a computer system or network while allowing </text:span><text:soft-page-break/><text:span text:style-name="T14">safe communication between systems and users on the inside of the firewall.</text:span></text:p>
                </text:list-item>
                <text:list-item>
                  <text:p text:style-name="P8"><text:span text:style-name="T16">Keystroke logging</text:span><text:span text:style-name="T14"> − Keystroke logging is the process of tracking the keys which are pressed on a computer (and which touchscreen points are used). </text:span></text:p>
                </text:list-item>
                <text:list-item>
                  <text:p text:style-name="P8"><text:span text:style-name="T16">Shrink Wrap code</text:span><text:span text:style-name="T14"> − A Shrink Wrap code attack is an act of exploiting holes in unpatched or poorly configured software.</text:span></text:p>
                </text:list-item>
                <text:list-item>
                  <text:p text:style-name="P8"><text:span text:style-name="T16">Spam</text:span><text:span text:style-name="T14"> − A Spam is simply an unsolicited email, also known as junk email, sent to a large number of recipients without their consent.</text:span></text:p>
                </text:list-item>
                <text:list-item>
                  <text:p text:style-name="P8"><text:span text:style-name="T16">Trojan</text:span><text:span text:style-name="T14"> − A Trojan, or Trojan Horse, is a malicious program disguised to look like a valid program, making it difficult to distinguish from programs that are supposed to be there designed with an intention to destroy files, alter information, steal passwords or other information.</text:span></text:p>
                </text:list-item>
                <text:list-item>
                  <text:p text:style-name="P8"><text:span text:style-name="T16">Cross-site Scripting</text:span><text:span text:style-name="T14"> − Cross-site scripting (XSS) is a type of computer security vulnerability typically found in web applications. XSS enables attackers to inject client-side script into web pages viewed by other users.</text:span></text:p>
                </text:list-item>
                <text:list-item>
                  <text:p text:style-name="P8"><text:span text:style-name="T16">Zombie Drone</text:span><text:span text:style-name="T14"> − A Zombie Drone is defined as a hi-jacked computer that is being used anonymously as a soldier or 'drone' for malicious activity, for example, distributing unwanted spam e-mails.</text:span></text:p>
                </text:list-item>
              </text:list>
            </text:list-item>
          </text:list>
        </text:list-item>
        <text:list-item>
          <text:p text:style-name="P8"><text:span text:style-name="T17">NMAP</text:span><text:span text:style-name="T14"> stands for Network Mapper. It is an open source tool that is used widely for network discovery and security auditing. Nmap was originally designed to scan large networks;</text:span></text:p>
        </text:list-item>
        <text:list-item>
          <text:p text:style-name="P8"><text:span text:style-name="T19">Metasploit</text:span><text:span text:style-name="T14"> is one of the most powerful exploit tools,</text:span><text:span text:style-name="T15">we can conduct basic penetration tests on small networks , Run spot checks on the exploitability of vulnerabilities, Discover the network or import scan data;</text:span></text:p>
        </text:list-item>
        <text:list-item>
          <text:p text:style-name="P8"><text:soft-page-break/><text:span text:style-name="T18">Burp Suite</text:span><text:span text:style-name="T15"> is a popular platform that is widely used for performing security testing of web applications.</text:span></text:p>
        </text:list-item>
        <text:list-item>
          <text:p text:style-name="P5"><text:span text:style-name="T2">Angry IP</text:span> scanner is a lightweight, cross-platform IP address and port scanner. It can scan IP addresses in any range. It can be freely copied and used anywhere. In order to increase the scanning speed, it uses multithreaded approach, wherein a separate scanning thread is created for each scanned IP address.</text:p>
        </text:list-item>
        <text:list-item>
          <text:p text:style-name="P5"><text:span text:style-name="T3">C</text:span><text:span text:style-name="T2">ain &amp; Abel</text:span> is a password recovery tool for Microsoft Operating Systems.</text:p>
        </text:list-item>
        <text:list-item>
          <text:p text:style-name="P5"><text:span text:style-name="T2">Ettercap</text:span> stands for Ethernet Capture. It is a network security tool for Man-in-the-Middle attacks.</text:p>
        </text:list-item>
        <text:list-item>
          <text:p text:style-name="P6">Phases of hacking:</text:p>
        </text:list-item>
      </text:list>
      <text:list xml:id="list2249456111" text:style-name="L5">
        <text:list-item>
          <text:p text:style-name="P16"><text:span text:style-name="T5">Reconnaissance</text:span>: the phase where the attacker gathers information about a target ;</text:p>
        </text:list-item>
        <text:list-item>
          <text:p text:style-name="P16"><text:span text:style-name="T20">S</text:span><text:span text:style-name="T6">canning</text:span><text:span text:style-name="T20"> : </text:span>the attacker begins to actively probe a target machine or network for vulnerabilities that can be exploited;</text:p>
        </text:list-item>
        <text:list-item>
          <text:p text:style-name="P16"><text:span text:style-name="T6">Gaining access:</text:span> the vulnerability is located and you attempt to exploit it in order to enter into the system. The primary tool that is used in this process is Metasploit.;</text:p>
        </text:list-item>
        <text:list-item>
          <text:p text:style-name="P9"><text:span text:style-name="T23">Maintaining access:</text:span><text:span text:style-name="T22"> </text:span><text:span text:style-name="T21">the hacker installs some backdoors in order to enter into the system when he needs access in this owned system in future;</text:span></text:p>
        </text:list-item>
        <text:list-item>
          <text:p text:style-name="P9"><text:span text:style-name="T23">Clearing Tracks</text:span><text:span text:style-name="T22">:</text:span><text:span text:style-name="T21">his process is actually an unethical activity. It has to do with the deletion of logs of all the activities that take place during the hacking process.</text:span></text:p>
        </text:list-item>
        <text:list-item>
          <text:p text:style-name="P17"><text:span text:style-name="T21">Reporting;</text:span></text:p>
        </text:list-item>
      </text:list>
      <text:list xml:id="list490512332" text:style-name="L6">
        <text:list-item>
          <text:p text:style-name="P10"><text:span text:style-name="T29">Footprinting:</text:span><text:span text:style-name="T21">is a part of reconnaissance process which is used for gathering possible information about a target computer system or network. Footprinting could be both </text:span><text:span text:style-name="T24">passive</text:span><text:span text:style-name="T21"> and </text:span><text:span text:style-name="T24">active.</text:span></text:p>
        </text:list-item>
        <text:list-item>
          <text:p text:style-name="P10"><text:span text:style-name="T24">If a computer system or network is linked with the Internet directly, then you cannot hide the IP address and the related information such as the hosting company, its location, ISP, etc. If you have a server containing very sensitive data, then it is recommended to keep it behind a secure proxy so </text:span><text:soft-page-break/><text:span text:style-name="T24">that hackers cannot get the exact details of your actual server. This way, it will be difficult for any potential hacker to reach your server directly.</text:span></text:p>
        </text:list-item>
        <text:list-item>
          <text:p text:style-name="P10"><text:span text:style-name="T24">Fingerprinting : </text:span><text:span text:style-name="T25">r</text:span><text:span text:style-name="T24">efers to any method used to determine what operating system is running on a remote computer. This could be −</text:span></text:p>
          <text:list text:style-name="L7">
            <text:list-item>
              <text:list>
                <text:list-item>
                  <text:p text:style-name="P18"><text:span text:style-name="T1">Active Fingerprinting</text:span> − Active fingerprinting is accomplished by sending specially crafted packets to a target machine and then noting down its response and analyzing the gathered information to determine the target OS. In the following section, we have given an example to explain how you can use NMAP tool to detect the OS of a target domain.</text:p>
                </text:list-item>
                <text:list-item>
                  <text:p text:style-name="P18"><text:span text:style-name="T1">Passive Fingerprinting</text:span> − Passive fingerprinting is based on sniffer traces from the remote system. Based on the sniffer traces (such as Wireshark) of the packets, you can determine the operating system of the remote host.</text:p>
                </text:list-item>
              </text:list>
            </text:list-item>
          </text:list>
        </text:list-item>
        <text:list-item>
          <text:p text:style-name="P11"><text:span text:style-name="T25">To know the OS serving a website : </text:span><text:span text:style-name="T24">nmap -O -v tutorialspoint.com </text:span></text:p>
        </text:list-item>
        <text:list-item>
          <text:p text:style-name="P19"><text:span text:style-name="T24">You can hide your main system behind a secure proxy server or a VPN </text:span></text:p>
        </text:list-item>
        <text:list-item>
          <text:p text:style-name="P11"><text:span text:style-name="T25">Sniffing:</text:span><text:span text:style-name="T31"> </text:span><text:span text:style-name="T30">the process of monitoring and capturing all the packets passing through a given network using sniffing tools.</text:span></text:p>
        </text:list-item>
        <text:list-item>
          <text:p text:style-name="P11"><text:span text:style-name="T27">C</text:span><text:span text:style-name="T26">ross-site scripting (XSS) </text:span><text:span text:style-name="T31">is a code injection attack that allows an attacker to execute malicious JavaScript in another user's browser</text:span></text:p>
        </text:list-item>
        <text:list-item>
          <text:p text:style-name="P11"><text:span text:style-name="T28">Social engineer:</text:span></text:p>
          <text:list>
            <text:list-item>
              <text:list>
                <text:list-item>
                  <text:p text:style-name="P11"><text:span text:style-name="T28">Many companies still use carbon paper in their fax machines and once the roll is over, its carbon goes into dustbin which may have traces of sensitive data</text:span></text:p>
                </text:list-item>
                <text:list-item>
                  <text:p text:style-name="P11"><text:span text:style-name="T28">This relationship can be established online through social networks, chatting rooms, or offline at a coffee table, in a playground, or through any other means</text:span></text:p>
                </text:list-item>
                <text:list-item>
                  <text:p text:style-name="P11"><text:span text:style-name="T28">A social engineer may pretend to be an employee or a valid user or an VIP by faking an identification card or simply by convincing employees of his position in the company</text:span></text:p>
                </text:list-item>
                <text:list-item>
                  <text:p text:style-name="P11"><text:span text:style-name="T28">t happens in most of the cases that an attacker might be around you and can do shoulder surfing while you are typing sensitive information like user ID and password.</text:span></text:p>
                </text:list-item>
                <text:list-item>
                  <text:p text:style-name="P12"><text:span text:style-name="T28">A phishing attack is a computer-based social engineering, where an attacker crafts an email that appears legitimate</text:span></text:p>
                </text:list-item>
              </text:list>
            </text:list-item>
          </text:list>
        </text:list-item>
      </text:list>
      <text:p text:style-name="P14"><text:span text:style-name="T28">Kismet is a powerful tool for wireless sniffing that is found in Kali distribution.</text:span></text:p>
      <text:list xml:id="list182249255339004" text:continue-numbering="true" text:style-name="L6">
        <text:list-item>
          <text:list>
            <text:list-item>
              <text:h text:style-name="P1" text:outline-level="2"><text:soft-page-break/><text:span text:style-name="T28">NetStumbler</text:span> <text:span text:style-name="T21">is another tool for wireless hacking that is primarily meant for Windows systems</text:span>. </text:h>
              <text:list>
                <text:list-item>
                  <text:p text:style-name="P12"><text:span text:style-name="T28"/></text:p>
                </text:list-item>
              </text:list>
            </text:list-item>
          </text:list>
        </text:list-item>
      </text:list>
      <text:p text:style-name="P13"><text:span text:style-name="T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09:45:52.471498192</meta:creation-date>
    <dc:date>2025-07-09T18:22:46.094780038</dc:date>
    <meta:editing-duration>PT15M31S</meta:editing-duration>
    <meta:editing-cycles>2</meta:editing-cycles>
    <meta:generator>LibreOffice/7.3.7.2$Linux_X86_64 LibreOffice_project/30$Build-2</meta:generator>
    <meta:document-statistic meta:table-count="0" meta:image-count="0" meta:object-count="0" meta:page-count="6" meta:paragraph-count="59" meta:word-count="1465" meta:character-count="8600" meta:non-whitespace-character-count="7227"/>
  </office:meta>
</office:document-meta>
</file>